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66" draw:textarea-horizontal-align="center" draw:textarea-vertical-align="middl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5cm" fo:min-width="0.2cm"/>
    </style:style>
    <style:style style:name="gr10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text-properties fo:font-size="5pt" style:font-size-asian="6pt" style:font-size-complex="6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text-position="super 58%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0.6cm" svg:height="0.6cm" svg:x="4.8cm" svg:y="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4cm" svg:y="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cm" svg:y="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6cm" svg:y="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2cm" svg:y="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8cm" svg:y="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4cm" svg:y="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9cm" svg:y="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cm" svg:height="0.6cm" svg:x="4.8cm" svg:y="3.6cm">
          <text:p text:style-name="P1"><text:span text:style-name="T2">W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cm" svg:height="0.6cm" svg:x="5.4cm" svg:y="3.6cm">
          <text:p text:style-name="P1"><text:span text:style-name="T2">B/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6cm" svg:height="0.6cm" svg:x="6cm" svg:y="3.6cm">
          <text:p text:style-name="P1"><text:span text:style-name="T2">Address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6cm" svg:height="0.6cm" svg:x="10.001cm" svg:y="8.0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201cm" svg:height="0.6cm" svg:x="5.2cm" svg:y="8.001cm">
            <text:p text:style-name="P2">oMSP core Address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0.6cm" svg:x="4.601cm" svg:y="8.00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4.85cm" svg:y1="9.001cm" svg:x2="4cm" svg:y2="9.001cm">
            <text:p/>
          </draw:line>
          <draw:line draw:style-name="gr6" draw:text-style-name="P1" draw:layer="layout" svg:x1="5.21cm" svg:y1="8.601cm" svg:x2="4.61cm" svg:y2="8.601cm">
            <text:p/>
          </draw:line>
          <draw:custom-shape draw:style-name="gr7" draw:text-style-name="P2" draw:layer="layout" svg:width="0.6cm" svg:height="0.6cm" svg:x="9.401cm" svg:y="8.00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.099cm" svg:height="0.489cm" svg:x="4.425cm" svg:y="8.049cm">
            <draw:text-box>
              <text:p><text:span text:style-name="T3">Start</text:span></text:p>
            </draw:text-box>
          </draw:frame>
          <draw:frame draw:style-name="gr8" draw:text-style-name="P4" draw:layer="layout" svg:width="0.951cm" svg:height="0.489cm" svg:x="9.852cm" svg:y="8.05cm">
            <draw:text-box>
              <text:p><text:span text:style-name="T3">ACK</text:span></text:p>
            </draw:text-box>
          </draw:frame>
          <draw:frame draw:style-name="gr8" draw:text-style-name="P4" draw:layer="layout" svg:width="1.024cm" svg:height="0.489cm" svg:x="3.406cm" svg:y="9.554cm">
            <draw:text-box>
              <text:p><text:span text:style-name="T3">SCL</text:span></text:p>
            </draw:text-box>
          </draw:frame>
          <draw:frame draw:style-name="gr9" draw:text-style-name="P4" draw:layer="layout" svg:width="1.05cm" svg:height="0.489cm" svg:x="3.4cm" svg:y="8.941cm">
            <draw:text-box>
              <text:p><text:span text:style-name="T3">SDA</text:span></text:p>
            </draw:text-box>
          </draw:frame>
          <draw:frame draw:style-name="gr8" draw:text-style-name="P5" draw:layer="layout" svg:width="1.024cm" svg:height="0.45cm" svg:x="5.086cm" svg:y="7.626cm">
            <draw:text-box>
              <text:p text:style-name="P5">MSB</text:p>
            </draw:text-box>
          </draw:frame>
          <draw:frame draw:style-name="gr8" draw:text-style-name="P5" draw:layer="layout" svg:width="1.074cm" svg:height="0.45cm" svg:x="8.699cm" svg:y="7.627cm">
            <draw:text-box>
              <text:p text:style-name="P5">LSB</text:p>
            </draw:text-box>
          </draw:frame>
          <draw:frame draw:style-name="gr8" draw:text-style-name="P4" draw:layer="layout" svg:width="0.951cm" svg:height="0.489cm" svg:x="9.253cm" svg:y="8.055cm">
            <draw:text-box>
              <text:p><text:span text:style-name="T3">WR</text:span></text:p>
            </draw:text-box>
          </draw:frame>
          <draw:custom-shape draw:style-name="gr3" draw:text-style-name="P2" draw:layer="layout" svg:width="4.799cm" svg:height="0.6cm" svg:x="10.601cm" svg:y="8.001cm">
            <text:p text:style-name="P2">Command Frame</text:p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1.074cm" svg:height="0.45cm" svg:x="14.676cm" svg:y="7.627cm">
            <draw:text-box>
              <text:p text:style-name="P5">LSB</text:p>
            </draw:text-box>
          </draw:frame>
          <draw:frame draw:style-name="gr8" draw:text-style-name="P5" draw:layer="layout" svg:width="1.049cm" svg:height="0.45cm" svg:x="10.451cm" svg:y="7.627cm">
            <draw:text-box>
              <text:p text:style-name="P5">MSB</text:p>
            </draw:text-box>
          </draw:frame>
          <draw:custom-shape draw:style-name="gr2" draw:text-style-name="P2" draw:layer="layout" svg:width="0.6cm" svg:height="0.6cm" svg:x="15.401cm" svg:y="8.00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0.951cm" svg:height="0.489cm" svg:x="15.229cm" svg:y="8.051cm">
            <draw:text-box>
              <text:p><text:span text:style-name="T3">ACK</text:span></text:p>
            </draw:text-box>
          </draw:frame>
          <draw:frame draw:style-name="gr9" draw:text-style-name="P4" draw:layer="layout" svg:width="1.05cm" svg:height="0.496cm" svg:x="3.4cm" svg:y="8.07cm">
            <draw:text-box>
              <text:p><text:span text:style-name="T3">I</text:span><text:span text:style-name="T4">2</text:span><text:span text:style-name="T3">C</text:span></text:p>
            </draw:text-box>
          </draw:frame>
          <draw:line draw:style-name="gr5" draw:text-style-name="P1" draw:layer="layout" svg:x1="5.1cm" svg:y1="9.601cm" svg:x2="4cm" svg:y2="9.601cm">
            <text:p/>
          </draw:line>
          <draw:line draw:style-name="gr5" draw:text-style-name="P1" draw:layer="layout" svg:x1="4.85cm" svg:y1="9.001cm" svg:x2="4.85cm" svg:y2="9.401cm">
            <text:p/>
          </draw:line>
          <draw:line draw:style-name="gr5" draw:text-style-name="P1" draw:layer="layout" svg:x1="5.3cm" svg:y1="9.401cm" svg:x2="4.85cm" svg:y2="9.4cm">
            <text:p/>
          </draw:line>
          <draw:line draw:style-name="gr5" draw:text-style-name="P1" draw:layer="layout" svg:x1="5.104cm" svg:y1="9.601cm" svg:x2="5.104cm" svg:y2="10.001cm">
            <text:p/>
          </draw:line>
          <draw:line draw:style-name="gr5" draw:text-style-name="P1" draw:layer="layout" svg:x1="5.4cm" svg:y1="10.001cm" svg:x2="5.1cm" svg:y2="10.001cm">
            <text:p/>
          </draw:line>
          <draw:line draw:style-name="gr5" draw:text-style-name="P1" draw:layer="layout" svg:x1="5.4cm" svg:y1="10.001cm" svg:x2="5.4cm" svg:y2="9.601cm">
            <text:p/>
          </draw:line>
          <draw:line draw:style-name="gr5" draw:text-style-name="P1" draw:layer="layout" svg:x1="5.6cm" svg:y1="9.601cm" svg:x2="5.4cm" svg:y2="9.601cm">
            <text:p/>
          </draw:line>
          <draw:line draw:style-name="gr5" draw:text-style-name="P1" draw:layer="layout" svg:x1="5.6cm" svg:y1="9.601cm" svg:x2="5.6cm" svg:y2="10.001cm">
            <text:p/>
          </draw:line>
          <draw:line draw:style-name="gr5" draw:text-style-name="P1" draw:layer="layout" svg:x1="6cm" svg:y1="10.001cm" svg:x2="5.6cm" svg:y2="10.001cm">
            <text:p/>
          </draw:line>
          <draw:line draw:style-name="gr5" draw:text-style-name="P1" draw:layer="layout" svg:x1="6cm" svg:y1="10.001cm" svg:x2="6cm" svg:y2="9.601cm">
            <text:p/>
          </draw:line>
          <draw:line draw:style-name="gr5" draw:text-style-name="P1" draw:layer="layout" svg:x1="6.2cm" svg:y1="9.601cm" svg:x2="6cm" svg:y2="9.601cm">
            <text:p/>
          </draw:line>
          <draw:line draw:style-name="gr5" draw:text-style-name="P1" draw:layer="layout" svg:x1="6.2cm" svg:y1="9.601cm" svg:x2="6.2cm" svg:y2="10.001cm">
            <text:p/>
          </draw:line>
          <draw:line draw:style-name="gr5" draw:text-style-name="P1" draw:layer="layout" svg:x1="6.6cm" svg:y1="10.001cm" svg:x2="6.2cm" svg:y2="10.001cm">
            <text:p/>
          </draw:line>
          <draw:line draw:style-name="gr5" draw:text-style-name="P1" draw:layer="layout" svg:x1="6.6cm" svg:y1="10.001cm" svg:x2="6.6cm" svg:y2="9.601cm">
            <text:p/>
          </draw:line>
          <draw:line draw:style-name="gr5" draw:text-style-name="P1" draw:layer="layout" svg:x1="6.8cm" svg:y1="9.601cm" svg:x2="6.6cm" svg:y2="9.601cm">
            <text:p/>
          </draw:line>
          <draw:line draw:style-name="gr5" draw:text-style-name="P1" draw:layer="layout" svg:x1="6.8cm" svg:y1="9.601cm" svg:x2="6.8cm" svg:y2="10.001cm">
            <text:p/>
          </draw:line>
          <draw:line draw:style-name="gr5" draw:text-style-name="P1" draw:layer="layout" svg:x1="7.2cm" svg:y1="10.001cm" svg:x2="6.8cm" svg:y2="10.001cm">
            <text:p/>
          </draw:line>
          <draw:line draw:style-name="gr5" draw:text-style-name="P1" draw:layer="layout" svg:x1="7.2cm" svg:y1="10.001cm" svg:x2="7.2cm" svg:y2="9.601cm">
            <text:p/>
          </draw:line>
          <draw:line draw:style-name="gr5" draw:text-style-name="P1" draw:layer="layout" svg:x1="7.4cm" svg:y1="9.601cm" svg:x2="7.2cm" svg:y2="9.601cm">
            <text:p/>
          </draw:line>
          <draw:line draw:style-name="gr5" draw:text-style-name="P1" draw:layer="layout" svg:x1="7.4cm" svg:y1="9.601cm" svg:x2="7.4cm" svg:y2="10.001cm">
            <text:p/>
          </draw:line>
          <draw:line draw:style-name="gr5" draw:text-style-name="P1" draw:layer="layout" svg:x1="7.8cm" svg:y1="10.001cm" svg:x2="7.4cm" svg:y2="10.001cm">
            <text:p/>
          </draw:line>
          <draw:line draw:style-name="gr5" draw:text-style-name="P1" draw:layer="layout" svg:x1="7.8cm" svg:y1="10.001cm" svg:x2="7.8cm" svg:y2="9.601cm">
            <text:p/>
          </draw:line>
          <draw:line draw:style-name="gr5" draw:text-style-name="P1" draw:layer="layout" svg:x1="8cm" svg:y1="9.601cm" svg:x2="7.8cm" svg:y2="9.601cm">
            <text:p/>
          </draw:line>
          <draw:line draw:style-name="gr5" draw:text-style-name="P1" draw:layer="layout" svg:x1="8cm" svg:y1="9.601cm" svg:x2="8cm" svg:y2="10.001cm">
            <text:p/>
          </draw:line>
          <draw:line draw:style-name="gr5" draw:text-style-name="P1" draw:layer="layout" svg:x1="8.4cm" svg:y1="10.001cm" svg:x2="8cm" svg:y2="10.001cm">
            <text:p/>
          </draw:line>
          <draw:line draw:style-name="gr5" draw:text-style-name="P1" draw:layer="layout" svg:x1="8.4cm" svg:y1="10.001cm" svg:x2="8.4cm" svg:y2="9.601cm">
            <text:p/>
          </draw:line>
          <draw:line draw:style-name="gr5" draw:text-style-name="P1" draw:layer="layout" svg:x1="8.6cm" svg:y1="9.601cm" svg:x2="8.4cm" svg:y2="9.601cm">
            <text:p/>
          </draw:line>
          <draw:line draw:style-name="gr5" draw:text-style-name="P1" draw:layer="layout" svg:x1="8.6cm" svg:y1="9.601cm" svg:x2="8.6cm" svg:y2="10.001cm">
            <text:p/>
          </draw:line>
          <draw:line draw:style-name="gr5" draw:text-style-name="P1" draw:layer="layout" svg:x1="9cm" svg:y1="10.001cm" svg:x2="8.6cm" svg:y2="10.001cm">
            <text:p/>
          </draw:line>
          <draw:line draw:style-name="gr5" draw:text-style-name="P1" draw:layer="layout" svg:x1="9cm" svg:y1="10.001cm" svg:x2="9cm" svg:y2="9.601cm">
            <text:p/>
          </draw:line>
          <draw:line draw:style-name="gr5" draw:text-style-name="P1" draw:layer="layout" svg:x1="9.2cm" svg:y1="9.601cm" svg:x2="9cm" svg:y2="9.601cm">
            <text:p/>
          </draw:line>
          <draw:line draw:style-name="gr5" draw:text-style-name="P1" draw:layer="layout" svg:x1="9.2cm" svg:y1="9.601cm" svg:x2="9.2cm" svg:y2="10.001cm">
            <text:p/>
          </draw:line>
          <draw:line draw:style-name="gr5" draw:text-style-name="P1" draw:layer="layout" svg:x1="9.6cm" svg:y1="10.001cm" svg:x2="9.2cm" svg:y2="10.001cm">
            <text:p/>
          </draw:line>
          <draw:line draw:style-name="gr5" draw:text-style-name="P1" draw:layer="layout" svg:x1="9.6cm" svg:y1="10.001cm" svg:x2="9.6cm" svg:y2="9.601cm">
            <text:p/>
          </draw:line>
          <draw:line draw:style-name="gr5" draw:text-style-name="P1" draw:layer="layout" svg:x1="9.8cm" svg:y1="9.601cm" svg:x2="9.6cm" svg:y2="9.601cm">
            <text:p/>
          </draw:line>
          <draw:line draw:style-name="gr5" draw:text-style-name="P1" draw:layer="layout" svg:x1="9.8cm" svg:y1="9.601cm" svg:x2="9.8cm" svg:y2="10.001cm">
            <text:p/>
          </draw:line>
          <draw:line draw:style-name="gr5" draw:text-style-name="P1" draw:layer="layout" svg:x1="10.2cm" svg:y1="10.001cm" svg:x2="9.8cm" svg:y2="10.001cm">
            <text:p/>
          </draw:line>
          <draw:line draw:style-name="gr5" draw:text-style-name="P1" draw:layer="layout" svg:x1="10.2cm" svg:y1="10.001cm" svg:x2="10.2cm" svg:y2="9.601cm">
            <text:p/>
          </draw:line>
          <draw:line draw:style-name="gr5" draw:text-style-name="P1" draw:layer="layout" svg:x1="10.4cm" svg:y1="9.601cm" svg:x2="10.2cm" svg:y2="9.601cm">
            <text:p/>
          </draw:line>
          <draw:line draw:style-name="gr5" draw:text-style-name="P1" draw:layer="layout" svg:x1="10.4cm" svg:y1="9.601cm" svg:x2="10.4cm" svg:y2="10.001cm">
            <text:p/>
          </draw:line>
          <draw:line draw:style-name="gr5" draw:text-style-name="P1" draw:layer="layout" svg:x1="10.8cm" svg:y1="10.001cm" svg:x2="10.4cm" svg:y2="10.001cm">
            <text:p/>
          </draw:line>
          <draw:line draw:style-name="gr5" draw:text-style-name="P1" draw:layer="layout" svg:x1="10.8cm" svg:y1="10.001cm" svg:x2="10.8cm" svg:y2="9.601cm">
            <text:p/>
          </draw:line>
          <draw:line draw:style-name="gr5" draw:text-style-name="P1" draw:layer="layout" svg:x1="11cm" svg:y1="9.601cm" svg:x2="10.8cm" svg:y2="9.601cm">
            <text:p/>
          </draw:line>
          <draw:line draw:style-name="gr5" draw:text-style-name="P1" draw:layer="layout" svg:x1="11cm" svg:y1="9.601cm" svg:x2="11cm" svg:y2="10.001cm">
            <text:p/>
          </draw:line>
          <draw:line draw:style-name="gr5" draw:text-style-name="P1" draw:layer="layout" svg:x1="11.4cm" svg:y1="10.001cm" svg:x2="11cm" svg:y2="10.001cm">
            <text:p/>
          </draw:line>
          <draw:line draw:style-name="gr5" draw:text-style-name="P1" draw:layer="layout" svg:x1="11.4cm" svg:y1="10.001cm" svg:x2="11.4cm" svg:y2="9.601cm">
            <text:p/>
          </draw:line>
          <draw:line draw:style-name="gr5" draw:text-style-name="P1" draw:layer="layout" svg:x1="11.6cm" svg:y1="9.601cm" svg:x2="11.4cm" svg:y2="9.601cm">
            <text:p/>
          </draw:line>
          <draw:line draw:style-name="gr5" draw:text-style-name="P1" draw:layer="layout" svg:x1="11.6cm" svg:y1="9.601cm" svg:x2="11.6cm" svg:y2="10.001cm">
            <text:p/>
          </draw:line>
          <draw:line draw:style-name="gr5" draw:text-style-name="P1" draw:layer="layout" svg:x1="12cm" svg:y1="10.001cm" svg:x2="11.6cm" svg:y2="10.001cm">
            <text:p/>
          </draw:line>
          <draw:line draw:style-name="gr5" draw:text-style-name="P1" draw:layer="layout" svg:x1="12cm" svg:y1="10.001cm" svg:x2="12cm" svg:y2="9.601cm">
            <text:p/>
          </draw:line>
          <draw:line draw:style-name="gr5" draw:text-style-name="P1" draw:layer="layout" svg:x1="12.2cm" svg:y1="9.601cm" svg:x2="12cm" svg:y2="9.601cm">
            <text:p/>
          </draw:line>
          <draw:line draw:style-name="gr5" draw:text-style-name="P1" draw:layer="layout" svg:x1="12.2cm" svg:y1="9.601cm" svg:x2="12.2cm" svg:y2="10.001cm">
            <text:p/>
          </draw:line>
          <draw:line draw:style-name="gr5" draw:text-style-name="P1" draw:layer="layout" svg:x1="12.6cm" svg:y1="10.001cm" svg:x2="12.2cm" svg:y2="10.001cm">
            <text:p/>
          </draw:line>
          <draw:line draw:style-name="gr5" draw:text-style-name="P1" draw:layer="layout" svg:x1="12.6cm" svg:y1="10.001cm" svg:x2="12.6cm" svg:y2="9.601cm">
            <text:p/>
          </draw:line>
          <draw:line draw:style-name="gr5" draw:text-style-name="P1" draw:layer="layout" svg:x1="12.8cm" svg:y1="9.601cm" svg:x2="12.6cm" svg:y2="9.601cm">
            <text:p/>
          </draw:line>
          <draw:line draw:style-name="gr5" draw:text-style-name="P1" draw:layer="layout" svg:x1="12.8cm" svg:y1="9.601cm" svg:x2="12.8cm" svg:y2="10.001cm">
            <text:p/>
          </draw:line>
          <draw:line draw:style-name="gr5" draw:text-style-name="P1" draw:layer="layout" svg:x1="13.2cm" svg:y1="10.001cm" svg:x2="12.8cm" svg:y2="10.001cm">
            <text:p/>
          </draw:line>
          <draw:line draw:style-name="gr5" draw:text-style-name="P1" draw:layer="layout" svg:x1="13.2cm" svg:y1="10.001cm" svg:x2="13.2cm" svg:y2="9.601cm">
            <text:p/>
          </draw:line>
          <draw:line draw:style-name="gr5" draw:text-style-name="P1" draw:layer="layout" svg:x1="13.4cm" svg:y1="9.601cm" svg:x2="13.2cm" svg:y2="9.601cm">
            <text:p/>
          </draw:line>
          <draw:line draw:style-name="gr5" draw:text-style-name="P1" draw:layer="layout" svg:x1="13.4cm" svg:y1="9.601cm" svg:x2="13.4cm" svg:y2="10.001cm">
            <text:p/>
          </draw:line>
          <draw:line draw:style-name="gr5" draw:text-style-name="P1" draw:layer="layout" svg:x1="13.8cm" svg:y1="10.001cm" svg:x2="13.4cm" svg:y2="10.001cm">
            <text:p/>
          </draw:line>
          <draw:line draw:style-name="gr5" draw:text-style-name="P1" draw:layer="layout" svg:x1="13.8cm" svg:y1="10.001cm" svg:x2="13.8cm" svg:y2="9.601cm">
            <text:p/>
          </draw:line>
          <draw:line draw:style-name="gr5" draw:text-style-name="P1" draw:layer="layout" svg:x1="14cm" svg:y1="9.601cm" svg:x2="13.8cm" svg:y2="9.601cm">
            <text:p/>
          </draw:line>
          <draw:line draw:style-name="gr5" draw:text-style-name="P1" draw:layer="layout" svg:x1="14cm" svg:y1="9.601cm" svg:x2="14cm" svg:y2="10.001cm">
            <text:p/>
          </draw:line>
          <draw:line draw:style-name="gr5" draw:text-style-name="P1" draw:layer="layout" svg:x1="14.4cm" svg:y1="10.001cm" svg:x2="14cm" svg:y2="10.001cm">
            <text:p/>
          </draw:line>
          <draw:line draw:style-name="gr5" draw:text-style-name="P1" draw:layer="layout" svg:x1="14.4cm" svg:y1="10.001cm" svg:x2="14.4cm" svg:y2="9.601cm">
            <text:p/>
          </draw:line>
          <draw:line draw:style-name="gr5" draw:text-style-name="P1" draw:layer="layout" svg:x1="14.6cm" svg:y1="9.601cm" svg:x2="14.4cm" svg:y2="9.601cm">
            <text:p/>
          </draw:line>
          <draw:line draw:style-name="gr5" draw:text-style-name="P1" draw:layer="layout" svg:x1="14.6cm" svg:y1="9.601cm" svg:x2="14.6cm" svg:y2="10.001cm">
            <text:p/>
          </draw:line>
          <draw:line draw:style-name="gr5" draw:text-style-name="P1" draw:layer="layout" svg:x1="15cm" svg:y1="10.001cm" svg:x2="14.6cm" svg:y2="10.001cm">
            <text:p/>
          </draw:line>
          <draw:line draw:style-name="gr5" draw:text-style-name="P1" draw:layer="layout" svg:x1="15cm" svg:y1="10.001cm" svg:x2="15cm" svg:y2="9.601cm">
            <text:p/>
          </draw:line>
          <draw:line draw:style-name="gr5" draw:text-style-name="P1" draw:layer="layout" svg:x1="15.2cm" svg:y1="9.601cm" svg:x2="15cm" svg:y2="9.601cm">
            <text:p/>
          </draw:line>
          <draw:line draw:style-name="gr5" draw:text-style-name="P1" draw:layer="layout" svg:x1="15.2cm" svg:y1="9.601cm" svg:x2="15.2cm" svg:y2="10.001cm">
            <text:p/>
          </draw:line>
          <draw:line draw:style-name="gr5" draw:text-style-name="P1" draw:layer="layout" svg:x1="15.6cm" svg:y1="10.001cm" svg:x2="15.2cm" svg:y2="10.001cm">
            <text:p/>
          </draw:line>
          <draw:line draw:style-name="gr5" draw:text-style-name="P1" draw:layer="layout" svg:x1="15.6cm" svg:y1="10.001cm" svg:x2="15.6cm" svg:y2="9.601cm">
            <text:p/>
          </draw:line>
          <draw:line draw:style-name="gr5" draw:text-style-name="P1" draw:layer="layout" svg:x1="15.8cm" svg:y1="9.601cm" svg:x2="15.6cm" svg:y2="9.601cm">
            <text:p/>
          </draw:line>
          <draw:line draw:style-name="gr5" draw:text-style-name="P1" draw:layer="layout" svg:x1="15.8cm" svg:y1="9.601cm" svg:x2="15.8cm" svg:y2="10.001cm">
            <text:p/>
          </draw:line>
          <draw:line draw:style-name="gr5" draw:text-style-name="P1" draw:layer="layout" svg:x1="16.1cm" svg:y1="10.001cm" svg:x2="15.8cm" svg:y2="10.001cm">
            <text:p/>
          </draw:line>
          <draw:custom-shape draw:style-name="gr1" draw:text-style-name="P6" draw:layer="layout" svg:width="0.6cm" svg:height="0.4cm" svg:x="5.2cm" svg:y="9.001cm">
            <text:p text:style-name="P6"><text:span text:style-name="T3">A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0.6cm" svg:height="0.4cm" svg:x="5.8cm" svg:y="9.001cm">
            <text:p text:style-name="P6"><text:span text:style-name="T3">A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0.6cm" svg:height="0.4cm" svg:x="6.4cm" svg:y="9.001cm">
            <text:p text:style-name="P6"><text:span text:style-name="T3">A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0.6cm" svg:height="0.4cm" svg:x="7cm" svg:y="9.001cm">
            <text:p text:style-name="P6"><text:span text:style-name="T3">A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0.6cm" svg:height="0.4cm" svg:x="7.6cm" svg:y="9.001cm">
            <text:p text:style-name="P6"><text:span text:style-name="T3">A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0.6cm" svg:height="0.4cm" svg:x="8.2cm" svg:y="9.001cm">
            <text:p text:style-name="P6"><text:span text:style-name="T3">A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0.6cm" svg:height="0.4cm" svg:x="8.8cm" svg:y="9.001cm">
            <text:p text:style-name="P6"><text:span text:style-name="T3">A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0.6cm" svg:height="0.4cm" svg:x="10.6cm" svg:y="9.001cm">
            <text:p text:style-name="P6"><text:span text:style-name="T3">W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0.6cm" svg:height="0.4cm" svg:x="11.2cm" svg:y="9.001cm">
            <text:p text:style-name="P6"><text:span text:style-name="T3">B/W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1cm" svg:y1="9.4cm" svg:x2="15.35cm" svg:y2="9.4cm">
            <text:p/>
          </draw:line>
          <draw:line draw:style-name="gr5" draw:text-style-name="P1" draw:layer="layout" svg:x1="10.7cm" svg:y1="9.4cm" svg:x2="9.35cm" svg:y2="9.401cm">
            <text:p/>
          </draw:line>
          <draw:custom-shape draw:style-name="gr1" draw:text-style-name="P6" draw:layer="layout" svg:width="3.6cm" svg:height="0.4cm" svg:x="11.8cm" svg:y="9.001cm">
            <text:p text:style-name="P6"><text:span text:style-name="T3">Address</text:span>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2.4cm" svg:y1="9cm" svg:x2="12.4cm" svg:y2="9.4cm">
            <text:p/>
          </draw:line>
          <draw:line draw:style-name="gr10" draw:text-style-name="P1" draw:layer="layout" svg:x1="13cm" svg:y1="9cm" svg:x2="13cm" svg:y2="9.4cm">
            <text:p/>
          </draw:line>
          <draw:line draw:style-name="gr10" draw:text-style-name="P1" draw:layer="layout" svg:x1="13.6cm" svg:y1="9cm" svg:x2="13.6cm" svg:y2="9.4cm">
            <text:p/>
          </draw:line>
          <draw:line draw:style-name="gr10" draw:text-style-name="P1" draw:layer="layout" svg:x1="14.2cm" svg:y1="9cm" svg:x2="14.2cm" svg:y2="9.4cm">
            <text:p/>
          </draw:line>
          <draw:line draw:style-name="gr10" draw:text-style-name="P1" draw:layer="layout" svg:x1="14.8cm" svg:y1="9cm" svg:x2="14.8cm" svg:y2="9.4cm">
            <text:p/>
          </draw:line>
          <draw:line draw:style-name="gr10" draw:text-style-name="P1" draw:layer="layout" svg:x1="16cm" svg:y1="8cm" svg:x2="16.4cm" svg:y2="8cm">
            <text:p/>
          </draw:line>
          <draw:line draw:style-name="gr10" draw:text-style-name="P1" draw:layer="layout" svg:x1="16cm" svg:y1="8.6cm" svg:x2="16.4cm" svg:y2="8.6cm">
            <text:p/>
          </draw:line>
          <draw:line draw:style-name="gr10" draw:text-style-name="P1" draw:layer="layout" svg:x1="16cm" svg:y1="9.4cm" svg:x2="16.4cm" svg:y2="9.4cm">
            <text:p/>
          </draw:line>
          <draw:line draw:style-name="gr10" draw:text-style-name="P1" draw:layer="layout" svg:x1="16cm" svg:y1="10cm" svg:x2="16.4cm" svg:y2="10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8T18:34:38</meta:creation-date>
    <dc:date>2012-11-10T22:47:36</dc:date>
    <meta:editing-duration>PT7H41M50S</meta:editing-duration>
    <meta:editing-cycles>27</meta:editing-cycles>
    <meta:generator>LibreOffice/3.4$Unix LibreOffice_project/340m1$Build-1403</meta:gener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